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45cm" fo:min-width="6.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4.15cm" fo:min-width="6.4cm"/>
    </style:style>
    <style:style style:name="gr3" style:family="graphic" style:parent-style-name="standard">
      <style:graphic-properties svg:stroke-color="#000000" draw:fill-color="#ffcc00" draw:textarea-horizontal-align="justify" draw:textarea-vertical-align="middle" draw:auto-grow-height="false" fo:min-height="6.95cm" fo:min-width="6.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1.5cm"/>
    </style:style>
    <style:style style:name="gr5" style:family="graphic" style:parent-style-name="standard">
      <style:graphic-properties svg:stroke-color="#ffffff" svg:stroke-opacity="0%" draw:fill="none" draw:opacity="100%" draw:textarea-horizontal-align="justify" draw:textarea-vertical-align="middle" draw:auto-grow-height="false" fo:min-height="1.75cm" fo:min-width="1.9cm"/>
    </style:style>
    <style:style style:name="gr6" style:family="graphic" style:parent-style-name="standard">
      <style:graphic-properties svg:stroke-color="#000000" draw:fill-color="#ffcc00" draw:textarea-horizontal-align="justify" draw:textarea-vertical-align="middle" draw:auto-grow-height="false" fo:min-height="1.2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9.85cm" fo:min-width="6cm"/>
    </style:style>
    <style:style style:name="gr8" style:family="graphic" style:parent-style-name="objectwithoutfill">
      <style:graphic-properties draw:fill="solid" draw:fill-color="#ffcc00" draw:textarea-vertical-align="middle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1.85cm" fo:min-width="3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opacity="0%" draw:fill="none" draw:textarea-horizontal-align="justify" draw:textarea-vertical-align="middle" draw:auto-grow-height="false" fo:min-height="0.85cm" fo:min-width="2.8cm"/>
    </style:style>
    <style:style style:name="gr12" style:family="graphic" style:parent-style-name="standard">
      <style:graphic-properties svg:stroke-opacity="0%" draw:fill="none" draw:textarea-horizontal-align="justify" draw:textarea-vertical-align="middle" draw:auto-grow-height="false" fo:min-height="0.85cm" fo:min-width="2.1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svg:stroke-opacity="0%" draw:fill="none" draw:textarea-horizontal-align="justify" draw:textarea-vertical-align="middle" draw:auto-grow-height="false" fo:min-height="0.65cm" fo:min-width="1.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opacity="0%" draw:fill="none" draw:textarea-horizontal-align="justify" draw:textarea-vertical-align="middle" draw:auto-grow-height="false" fo:min-height="0.525cm" fo:min-width="1.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/>
      <style:text-properties fo:font-size="12pt" style:font-size-asian="14pt" style:font-size-complex="14pt"/>
    </style:style>
    <style:style style:name="P5" style:family="paragraph">
      <loext:graphic-properties draw:fill="solid" draw:fill-color="#ffcc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cm" svg:height="5.7cm" svg:x="0.8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14.4cm" svg:x="11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cm" svg:height="7.2cm" svg:x="20.3cm" svg:y="3.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cm" svg:height="2.4cm" svg:x="13.8cm" svg:y="14.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custom-shape draw:style-name="gr4" draw:text-style-name="P1" draw:layer="layout" svg:width="2cm" svg:height="2.4cm" svg:x="13.4cm" svg:y="15.1cm">
              <text:p/>
  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5" draw:text-style-name="P4" draw:layer="layout" svg:width="2.4cm" svg:height="2cm" svg:x="13.2cm" svg:y="15.3cm">
              <text:p text:style-name="P3"><text:span text:style-name="T1">XML</text:span></text:p>
              <text:p text:style-name="P3"><text:span text:style-name="T1">layout</text:span></text:p>
              <text:p text:style-name="P3"><text:span text:style-name="T1">templates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6" draw:text-style-name="P2" draw:layer="layout" svg:width="5.8cm" svg:height="1.5cm" svg:x="1.3cm" svg:y="7.1cm">
          <text:p text:style-name="P3">Ace edit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10.1cm" svg:x="11.2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8cm" svg:height="1.5cm" svg:x="11.6cm" svg:y="11.8cm">
          <text:p text:style-name="P3">genshi template</text:p>
          <text:p text:style-name="P3"><text:s/>engine</text:p>
          <draw:enhanced-geometry svg:viewBox="0 0 21600 21600" draw:type="rectangle" draw:enhanced-path="M 0 0 L 21600 0 21600 21600 0 21600 0 0 Z N"/>
        </draw:custom-shape>
        <draw:polygon draw:style-name="gr8" draw:text-style-name="P5" draw:layer="layout" svg:width="4.999cm" svg:height="5.799cm" draw:transform="rotate (-1.5707963267949) translate (17.4cm 5.8cm)" svg:viewBox="0 0 5000 5800" draw:points="0,5800 5000,5800 5000,0 3526,0 3526,4300 0,4300">
          <text:p/>
        </draw:polygon>
        <draw:custom-shape draw:style-name="gr6" draw:text-style-name="P2" draw:layer="layout" svg:width="5.8cm" svg:height="1.5cm" svg:x="20.9cm" svg:y="4.4cm">
          <text:p text:style-name="P3">Interpret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8cm" svg:height="1.5cm" svg:x="20.9cm" svg:y="6.7cm">
          <text:p text:style-name="P3">Debugge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cm" svg:height="2.1cm" svg:x="13.3cm" svg:y="5.9cm">
          <text:p text:style-name="P3">Python-based</text:p>
          <text:p text:style-name="P3">application</text:p>
          <text:p text:style-name="P3">serve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7cm" svg:y1="5cm" svg:x2="20.9cm" svg:y2="5cm">
          <text:p/>
        </draw:line>
        <draw:line draw:style-name="gr10" draw:text-style-name="P6" draw:layer="layout" svg:x1="20.9cm" svg:y1="5.3cm" svg:x2="17.7cm" svg:y2="5.3cm">
          <text:p/>
        </draw:line>
        <draw:line draw:style-name="gr10" draw:text-style-name="P6" draw:layer="layout" svg:x1="17.7cm" svg:y1="7.3cm" svg:x2="20.9cm" svg:y2="7.3cm">
          <text:p/>
        </draw:line>
        <draw:line draw:style-name="gr10" draw:text-style-name="P6" draw:layer="layout" svg:x1="20.9cm" svg:y1="7.6cm" svg:x2="17.7cm" svg:y2="7.6cm">
          <text:p/>
        </draw:line>
        <draw:line draw:style-name="gr10" draw:text-style-name="P6" draw:layer="layout" svg:x1="7.7cm" svg:y1="6.5cm" svg:x2="11.6cm" svg:y2="6.5cm">
          <text:p/>
        </draw:line>
        <draw:line draw:style-name="gr10" draw:text-style-name="P6" draw:layer="layout" svg:x1="11.6cm" svg:y1="6.8cm" svg:x2="7.7cm" svg:y2="6.8cm">
          <text:p/>
        </draw:line>
        <draw:line draw:style-name="gr10" draw:text-style-name="P6" draw:layer="layout" svg:x1="14.5cm" svg:y1="14.9cm" svg:x2="14.5cm" svg:y2="13.3cm">
          <text:p/>
        </draw:line>
        <draw:custom-shape draw:style-name="gr9" draw:text-style-name="P6" draw:layer="layout" svg:width="4cm" svg:height="2.1cm" svg:x="2.2cm" svg:y="4.1cm">
          <text:p text:style-name="P3">Generated HTML</text:p>
          <text:p text:style-name="P3">and JavaScript</text:p>
          <text:p text:style-name="P3"><text:span text:style-name="T2">(running in Webbrowser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cm" svg:height="2.1cm" svg:x="2.9cm" svg:y="0.5cm">
          <text:p text:style-name="P3"><text:span text:style-name="T3">client sid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cm" svg:height="2.1cm" svg:x="11.7cm" svg:y="0.5cm">
          <text:p text:style-name="P3"><text:span text:style-name="T3">server sid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cm" svg:height="2.1cm" svg:x="21.9cm" svg:y="0.9cm">
          <text:p text:style-name="P3"><text:span text:style-name="T3">LOOP/WHILE interpreter by</text:span></text:p>
          <text:p text:style-name="P3"><text:span text:style-name="T3">M. Gebhard [Geb18]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4cm" svg:y1="5.9cm" svg:x2="24cm" svg:y2="6.7cm">
          <text:p/>
        </draw:line>
        <draw:line draw:style-name="gr10" draw:text-style-name="P6" draw:layer="layout" svg:x1="23.6cm" svg:y1="6.7cm" svg:x2="23.6cm" svg:y2="5.9cm">
          <text:p/>
        </draw:line>
        <draw:line draw:style-name="gr10" draw:text-style-name="P6" draw:layer="layout" svg:x1="14.7cm" svg:y1="10.8cm" svg:x2="14.7cm" svg:y2="11.8cm">
          <text:p/>
        </draw:line>
        <draw:line draw:style-name="gr10" draw:text-style-name="P6" draw:layer="layout" svg:x1="14.3cm" svg:y1="11.8cm" svg:x2="14.3cm" svg:y2="10.8cm">
          <text:p/>
        </draw:line>
        <draw:custom-shape draw:style-name="gr11" draw:text-style-name="P6" draw:layer="layout" svg:width="3.3cm" svg:height="1.1cm" svg:x="12.8cm" svg:y="9.5cm">
          <text:p text:style-name="P3">Turbogears</text:p>
          <text:p text:style-name="P3">framewor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8cm" svg:height="1.5cm" svg:x="20.3cm" svg:y="15.5cm">
          <text:p text:style-name="P3">Third-party</text:p>
          <text:p text:style-name="P3">component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6cm" svg:height="1.1cm" svg:x="19.1cm" svg:y="14.3cm">
          <text:p text:style-name="P3">Legend: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9.5cm" svg:y1="1.2cm" svg:x2="9.5cm" svg:y2="17.8cm">
          <text:p/>
        </draw:line>
        <draw:custom-shape draw:style-name="gr14" draw:text-style-name="P6" draw:layer="layout" svg:width="1.9cm" svg:height="0.9cm" svg:x="8.5cm" svg:y="5.7cm">
          <text:p text:style-name="P3"><text:span text:style-name="T2">HTTP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9cm" svg:height="0.9cm" svg:x="18.2cm" svg:y="4.2cm">
          <text:p text:style-name="P3"><text:span text:style-name="T2">stdin/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9cm" svg:height="0.9cm" svg:x="18.2cm" svg:y="5.3cm">
          <text:p text:style-name="P3"><text:span text:style-name="T2">stdou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9cm" svg:height="0.9cm" svg:x="18.1cm" svg:y="6.5cm">
          <text:p text:style-name="P3"><text:span text:style-name="T2">TC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8cm" svg:height="1.5cm" svg:x="11.6cm" svg:y="4cm">
          <text:p text:style-name="P3">Autobahn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7cm" svg:y1="4.6cm" svg:x2="11.6cm" svg:y2="4.6cm">
          <text:p/>
        </draw:line>
        <draw:line draw:style-name="gr15" draw:text-style-name="P6" draw:layer="layout" svg:x1="11.5cm" svg:y1="4.9cm" svg:x2="7.7cm" svg:y2="4.9cm">
          <text:p text:style-name="P3"/>
        </draw:line>
        <draw:custom-shape draw:style-name="gr16" draw:text-style-name="P6" draw:layer="layout" svg:width="1.9cm" svg:height="0.775cm" svg:x="8.4cm" svg:y="3.9cm">
          <text:p text:style-name="P3"><text:span text:style-name="T2">WebSocke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6T11:51:23.899353525</meta:creation-date>
    <dc:date>2020-01-27T21:27:59.297759954</dc:date>
    <meta:editing-duration>PT26M18S</meta:editing-duration>
    <meta:editing-cycles>6</meta:editing-cycles>
    <meta:generator>LibreOffice/5.1.6.2$Linux_X86_64 LibreOffice_project/10m0$Build-2</meta:generator>
    <meta:document-statistic meta:object-count="42"/>
  </office:meta>
</office:document-meta>
</file>